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5.8571in"/>
    </style:style>
    <style:style style:name="co3" style:family="table-column">
      <style:table-column-properties fo:break-before="auto" style:column-width="3.7307in"/>
    </style:style>
    <style:style style:name="co4" style:family="table-column">
      <style:table-column-properties fo:break-before="auto" style:column-width="2.3083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<text:s/>Question</text:p>
          </table:table-cell>
          <table:table-cell office:value-type="string">
            <text:p><text:s/>Resource</text:p>
          </table:table-cell>
          <table:table-cell office:value-type="string">
            <text:p><text:s/>Options</text:p>
          </table:table-cell>
          <table:table-cell office:value-type="string">
            <text:p>exclusive</text:p>
          </table:table-cell>
          <table:table-cell office:value-type="string">
            <text:p>ordered</text:p>
          </table:table-cell>
          <table:table-cell office:value-type="string">
            <text:p>pertub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w likely are you to enjoy sitting next to a baby on a plane?</text:p>
          </table:table-cell>
          <table:table-cell office:value-type="string">
            <text:p><text:s/></text:p>
          </table:table-cell>
          <table:table-cell office:value-type="string">
            <text:p><text:s/>Not Likely</text:p>
          </table:table-cell>
          <table:table-cell table:number-columns-repeated="3" office:value-type="string">
            <text:p><text:s/>ye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Not Sur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Somewhat Likel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Very Likel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Most Certainly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confident are you that the sound you're about to hear is from a crying baby?</text:p>
          </table:table-cell>
          <table:table-cell office:value-type="string">
            <text:p><text:a xlink:href="https://dl.dropboxusercontent.com/u/44930665/survey_resources/waaahhh.wav" xlink:type="simple">https://dl.dropboxusercontent.com/u/44930665/survey_resources/waaahhh.wav</text:a></text:p>
          </table:table-cell>
          <table:table-cell table:style-name="ce1" office:value-type="string">
            <text:p><text:s/>[Least ; Less ; ; More ; Most]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uld you describe the following image as 'cute'?</text:p>
          </table:table-cell>
          <table:table-cell office:value-type="string">
            <text:p><text:a xlink:href="https://dl.dropboxusercontent.com/u/44930665/survey_resources/cherubic_child.jpeg" xlink:type="simple">https://dl.dropboxusercontent.com/u/44930665/survey_resources/cherubic_child.jpeg</text:a></text:p>
          </table:table-cell>
          <table:table-cell table:style-name="ce1" office:value-type="string">
            <text:p>[Yes ; No ; I don't understand the question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w likely are you to enjoy sitting through Snakes on a Plane? Check all that apply.</text:p>
          </table:table-cell>
          <table:table-cell/>
          <table:table-cell office:value-type="string">
            <text:p>[I'd rather sit on a snake on a plane, <text:s/>I lurve me some Samuel L. Jackson, <text:s/>It depends on my level of intoxication, <text:s/>I've sat through worse]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is your age?</text:p>
          </table:table-cell>
          <table:table-cell/>
          <table:table-cell office:value-type="string">
            <text:p><text:s/>[&lt;18 ; 18-25 ; 26-35 ; 36-45; 46-65;66+]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2">
            <text:p>199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1">
            <text:p>199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0">
            <text:p>199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[[1991-1982]]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3">
            <text:p>198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2">
            <text:p>19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1">
            <text:p>1981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year were you born?</text:p>
          </table:table-cell>
          <table:table-cell office:value-type="string">
            <text:p><text:s/></text:p>
          </table:table-cell>
          <table:table-cell office:value-type="string">
            <text:p><text:s/>[[1920-1993]]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ave you ever sat next to a baby on a plane while watching Snakes on a Plane?</text:p>
          </table:table-cell>
          <table:table-cell office:value-type="string">
            <text:p><text:s/>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<text:s/>no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ow desperately bored would you have to be to watch a film about baby snakes on a Plane?</text:p>
          </table:table-cell>
          <table:table-cell office:value-type="string">
            <text:p><text:s/></text:p>
          </table:table-cell>
          <table:table-cell office:value-type="string">
            <text:p><text:s/>[Very Bored ; Mildly Bored ; Zoned Out ; Interested ; Fascinated]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 style:data-style-name="N2" text:time-value="0000-00-00T12:39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6-30T12:40:27</dc:date>
    <dc:creator>etosch </dc:creator>
    <meta:editing-duration>P0D</meta:editing-duration>
    <meta:editing-cycles>4</meta:editing-cycles>
    <meta:document-statistic meta:table-count="1" meta:cell-count="91" meta:object-count="0"/>
  </office:meta>
</office:document-meta>
</file>